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1">
      <style:paragraph-properties fo:margin-top="0in" fo:margin-bottom="0in"/>
    </style:style>
    <style:style style:name="P8" style:family="paragraph" style:parent-style-name="Text_20_body" style:list-style-name="L2">
      <style:paragraph-properties fo:margin-top="0in" fo:margin-bottom="0in"/>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pan text:style-name="T1">Sample Space</text:span>: A set of all possible outcomes. In this case, the sample space consists of 52 cards in the deck. </text:p>
      <text:p text:style-name="Standard"><text:span text:style-name="T1">Event</text:span>: Any experiment representing a subset of sample space. </text:p>
      <text:p text:style-name="Standard"/>
      <text:p text:style-name="Text_20_body"><text:span text:style-name="Strong_20_Emphasis">Espace Échantillon</text:span> : Un ensemble de tous les résultats possibles. Dans ce cas, l'espace échantillon comprend les 52 cartes du jeu.</text:p>
      <text:p text:style-name="Text_20_body"><text:span text:style-name="Strong_20_Emphasis">Événement</text:span> : Toute expérience représentant un sous-ensemble de l'espace échantillon.</text:p>
      <text:p text:style-name="Standard"/>
      <text:p text:style-name="Text_20_body">A <text:span text:style-name="T1">deck</text:span> typically refers to a standard set of playing cards used in games. In a standard 52-card deck, the cards are divided into four suits, each containing 13 cards. Here’s a breakdown of the deck:</text:p>
      <text:h text:style-name="Heading_20_3" text:outline-level="3">Suits</text:h>
      <text:list xml:id="list4054208787438617642" text:style-name="L2">
        <text:list-item>
          <text:p text:style-name="P8"><text:span text:style-name="Strong_20_Emphasis">Hearts (♥)</text:span></text:p>
        </text:list-item>
        <text:list-item>
          <text:p text:style-name="P8"><text:span text:style-name="Strong_20_Emphasis">Diamonds (♦)</text:span></text:p>
        </text:list-item>
        <text:list-item>
          <text:p text:style-name="P8"><text:span text:style-name="Strong_20_Emphasis">Clubs (♣)</text:span></text:p>
        </text:list-item>
        <text:list-item>
          <text:p text:style-name="P2"><text:span text:style-name="Strong_20_Emphasis">Spades (♠)</text:span></text:p>
        </text:list-item>
      </text:list>
      <text:h text:style-name="Heading_20_3" text:outline-level="3">Ranks in Each Suit</text:h>
      <text:p text:style-name="Text_20_body">Each suit contains the following 13 ranks:</text:p>
      <text:list xml:id="list3978763429305434272" text:style-name="L3">
        <text:list-item>
          <text:p text:style-name="P9"><text:span text:style-name="Strong_20_Emphasis">Number Cards</text:span>: 2 through 10</text:p>
        </text:list-item>
        <text:list-item>
          <text:p text:style-name="P9"><text:span text:style-name="Strong_20_Emphasis">Face Cards</text:span>: Jack (J), Queen (Q), and King (K)</text:p>
        </text:list-item>
        <text:list-item>
          <text:p text:style-name="P3"><text:span text:style-name="Strong_20_Emphasis">Ace</text:span>: Often represented as "A" (can be high or low, depending on the game)</text:p>
        </text:list-item>
      </text:list>
      <text:h text:style-name="Heading_20_3" text:outline-level="3">Summary of All Possible Cards</text:h>
      <text:list xml:id="list303913415539312084" text:style-name="L4">
        <text:list-item>
          <text:p text:style-name="P10"><text:span text:style-name="Strong_20_Emphasis">Hearts</text:span>: A♥, 2♥, 3♥, 4♥, 5♥, 6♥, 7♥, 8♥, 9♥, 10♥, J♥, Q♥, K♥</text:p>
        </text:list-item>
        <text:list-item>
          <text:p text:style-name="P10"><text:span text:style-name="Strong_20_Emphasis">Diamonds</text:span>: A♦, 2♦, 3♦, 4♦, 5♦, 6♦, 7♦, 8♦, 9♦, 10♦, J♦, Q♦, K♦</text:p>
        </text:list-item>
        <text:list-item>
          <text:p text:style-name="P10"><text:span text:style-name="Strong_20_Emphasis">Clubs</text:span>: A♣, 2♣, 3♣, 4♣, 5♣, 6♣, 7♣, 8♣, 9♣, 10♣, J♣, Q♣, K♣</text:p>
        </text:list-item>
        <text:list-item>
          <text:p text:style-name="P4"><text:span text:style-name="Strong_20_Emphasis">Spades</text:span>: A♠, 2♠, 3♠, 4♠, 5♠, 6♠, 7♠, 8♠, 9♠, 10♠, J♠, Q♠, K♠</text:p>
        </text:list-item>
      </text:list>
      <text:p text:style-name="Text_20_body">In total, these make up the <text:span text:style-name="Strong_20_Emphasis">52 cards</text:span> in a standard deck.</text:p>
      <text:p text:style-name="Standard"/>
      <text:p text:style-name="Standard"/>
      <text:p text:style-name="Text_20_body"><text:span text:style-name="Strong_20_Emphasis">Conditional Probability</text:span></text:p>
      <text:p text:style-name="Standard"/>
      <text:p text:style-name="Text_20_body">n probability, the notation A∣BA | BA∣B represents the <text:span text:style-name="Strong_20_Emphasis">conditional probability</text:span> of event AAA occurring given that event BBB has occurred. Here’s how each scenario would be represented:</text:p>
      <text:list xml:id="list2361018815448383128" text:style-name="L1">
        <text:list-item>
          <text:p text:style-name="P1"><text:span text:style-name="Strong_20_Emphasis">Event AAA if Event BBB</text:span>:</text:p>
          <text:list>
            <text:list-item>
              <text:p text:style-name="P7">This is the conditional probability notation, written as P(A∣B)P(A | B)P(A∣B), which is read as "the probability of AAA given BBB."</text:p>
            </text:list-item>
            <text:list-item>
              <text:p text:style-name="P7">Formula: P(A∣B)=P(A∩B)P(B)P(A | B) = \frac{P(A \cap B)}{P(B)}P(A∣B)=P(B)P(A∩B)​ where P(A∩B)P(A \cap B)P(A∩B) is the probability that both AAA and BBB occur, and P(B)P(B)P(B) is the probability of BBB occurring.</text:p>
            </text:list-item>
          </text:list>
        </text:list-item>
        <text:list-item>
          <text:p text:style-name="P1"><text:soft-page-break/><text:span text:style-name="Strong_20_Emphasis">Event AAA or Event BBB</text:span>:</text:p>
          <text:list>
            <text:list-item>
              <text:p text:style-name="P7">This represents the <text:span text:style-name="Strong_20_Emphasis">union</text:span> of events AAA and BBB, meaning either AAA, BBB, or both occur.</text:p>
            </text:list-item>
            <text:list-item>
              <text:p text:style-name="P7">It is denoted by A∪BA \cup BA∪B.</text:p>
            </text:list-item>
            <text:list-item>
              <text:p text:style-name="P7">Formula: P(A∪B)=P(A)+P(B)−P(A∩B)P(A \cup B) = P(A) + P(B) - P(A \cap B)P(A∪B)=P(A)+P(B)−P(A∩B) where P(A)P(A)P(A) and P(B)P(B)P(B) are the probabilities of AAA and BBB occurring individually, and P(A∩B)P(A \cap B)P(A∩B) is subtracted to avoid double-counting cases where both events occur.</text:p>
            </text:list-item>
          </text:list>
        </text:list-item>
        <text:list-item>
          <text:p text:style-name="P1"><text:span text:style-name="Strong_20_Emphasis">Event AAA and Event BBB</text:span>:</text:p>
          <text:list>
            <text:list-item>
              <text:p text:style-name="P7">This represents the <text:span text:style-name="Strong_20_Emphasis">intersection</text:span> of events AAA and BBB, meaning both AAA and BBB occur simultaneously.</text:p>
            </text:list-item>
            <text:list-item>
              <text:p text:style-name="P7">It is denoted by A∩BA \cap BA∩B.</text:p>
            </text:list-item>
            <text:list-item>
              <text:p text:style-name="P1">Formula: P(A∩B)P(A \cap B)P(A∩B) where P(A∩B)P(A \cap B)P(A∩B) is the probability that both events AAA and BBB happen together.</text:p>
            </text:list-item>
          </text:list>
        </text:list-item>
      </text:list>
      <text:p text:style-name="Text_20_body">These three concepts—conditional probability, union, and intersection—are fundamental in probability theory and are used to represent different relationships between even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Text_20_body">In probability, <text:span text:style-name="Strong_20_Emphasis">disjoint</text:span> events (also called <text:span text:style-name="Strong_20_Emphasis">mutually exclusive</text:span> events) are events that <text:span text:style-name="Strong_20_Emphasis">cannot happen simultaneously</text:span>. This means that if one event occurs, the other event cannot occur at the same time.</text:p>
      <text:h text:style-name="Heading_20_3" text:outline-level="3">Understanding Disjoint Events and Independence</text:h>
      <text:list xml:id="list806383571546024190" text:style-name="L5">
        <text:list-item>
          <text:p text:style-name="P5"><text:span text:style-name="Strong_20_Emphasis">Disjoint (Mutually Exclusive) Events</text:span>:</text:p>
          <text:list>
            <text:list-item>
              <text:p text:style-name="P11">Events AAA and BBB are disjoint if P(A∩B)=0P(A \cap B) = 0P(A∩B)=0, meaning that the probability of both AAA and BBB happening at the same time is zero.</text:p>
            </text:list-item>
            <text:list-item>
              <text:p text:style-name="P11">For example, if you roll a die, the events "rolling a 2" and "rolling a 5" are disjoint because you cannot roll both 2 and 5 on a single die at the same time.</text:p>
            </text:list-item>
          </text:list>
        </text:list-item>
        <text:list-item>
          <text:p text:style-name="P5"><text:span text:style-name="Strong_20_Emphasis">Independent Events</text:span>:</text:p>
          <text:list>
            <text:list-item>
              <text:p text:style-name="P11">Events AAA and BBB are independent if the occurrence of one event does not affect the probability of the other occurring.</text:p>
            </text:list-item>
            <text:list-item>
              <text:p text:style-name="P5">Formally, AAA and BBB are independent if P(A∩B)=P(A)⋅P(B)P(A \cap B) = P(A) \cdot P(B)P(A∩B)=P(A)⋅P(B).</text:p>
            </text:list-item>
          </text:list>
        </text:list-item>
      </text:list>
      <text:h text:style-name="Heading_20_3" text:outline-level="3">Why Disjointness Implies Dependence</text:h>
      <text:p text:style-name="Text_20_body">For two events to be <text:span text:style-name="Strong_20_Emphasis">independent</text:span>, both must be able to occur simultaneously with a probability equal to the product of their individual probabilities (P(A)⋅P(B)P(A) \cdot P(B)P(A)⋅P(B)). However, if AAA and BBB are <text:span text:style-name="Strong_20_Emphasis">disjoint</text:span>, then P(A∩B)=0P(A \cap B) = 0P(A∩B)=0, which contradicts the condition for independence unless at least one of the events has a probability of zero.</text:p>
      <text:p text:style-name="Text_20_body">Thus, <text:span text:style-name="Strong_20_Emphasis">disjoint events are always dependent</text:span> because the occurrence of one event completely excludes the possibility of the other occurring. If AAA occurs, then BBB cannot, and vice versa, so the probability of one event depends on whether the other has occurred.</text:p>
      <text:p text:style-name="Text_20_body">In summary:</text:p>
      <text:list xml:id="list2400465423659699665" text:style-name="L6">
        <text:list-item>
          <text:p text:style-name="P12"><text:span text:style-name="Strong_20_Emphasis">Disjoint events</text:span> cannot happen at the same time, meaning P(A∩B)=0P(A \cap B) = 0P(A∩B)=0.</text:p>
        </text:list-item>
        <text:list-item>
          <text:p text:style-name="P6">This mutual exclusivity creates a dependency because the occurrence of one event (say AAA) entirely rules out the occurrence of the other (say BBB), which is the opposite of what we require for independence.</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kram MTir</meta:initial-creator>
    <meta:creation-date>2024-11-06T16:22:11.17</meta:creation-date>
    <dc:date>2024-11-06T16:28:53.07</dc:date>
    <dc:creator>Akram MTir</dc:creator>
    <meta:editing-duration>PT6M40S</meta:editing-duration>
    <meta:editing-cycles>5</meta:editing-cycles>
    <meta:generator>OpenOffice/4.1.11$Win32 OpenOffice.org_project/4111m1$Build-9808</meta:generator>
    <meta:document-statistic meta:table-count="0" meta:image-count="0" meta:object-count="0" meta:page-count="3" meta:paragraph-count="49" meta:word-count="760" meta:character-count="4466"/>
  </office:meta>
</office:document-meta>
</file>